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1286bc3" officeooo:paragraph-rsid="01286bc3"/>
    </style:style>
    <style:style style:name="P2" style:family="paragraph" style:parent-style-name="Heading_20_1">
      <style:text-properties officeooo:rsid="00c06f8a" officeooo:paragraph-rsid="00c06f8a"/>
    </style:style>
    <style:style style:name="P3" style:family="paragraph" style:parent-style-name="Heading_20_3">
      <style:text-properties officeooo:rsid="01a94860" officeooo:paragraph-rsid="01a94860"/>
    </style:style>
    <style:style style:name="P4" style:family="paragraph" style:parent-style-name="Text_20_body" style:list-style-name="L1">
      <style:text-properties officeooo:rsid="00c3a467" officeooo:paragraph-rsid="00c3a467"/>
    </style:style>
    <style:style style:name="P5" style:family="paragraph" style:parent-style-name="Text_20_body" style:list-style-name="L1">
      <style:text-properties officeooo:rsid="00ca4f52" officeooo:paragraph-rsid="00ca4f52"/>
    </style:style>
    <style:style style:name="P6" style:family="paragraph" style:parent-style-name="Text_20_body" style:list-style-name="L2">
      <style:text-properties officeooo:rsid="01032916" officeooo:paragraph-rsid="01032916"/>
    </style:style>
    <style:style style:name="P7" style:family="paragraph" style:parent-style-name="Text_20_body" style:list-style-name="L2">
      <style:text-properties officeooo:rsid="00d79e74" officeooo:paragraph-rsid="00d79e74"/>
    </style:style>
    <style:style style:name="P8" style:family="paragraph" style:parent-style-name="Text_20_body" style:list-style-name="L2">
      <style:text-properties officeooo:rsid="00d90519" officeooo:paragraph-rsid="00e0445d"/>
    </style:style>
    <style:style style:name="P9" style:family="paragraph" style:parent-style-name="Text_20_body" style:list-style-name="L2">
      <style:text-properties officeooo:rsid="00e1c6b8" officeooo:paragraph-rsid="00e1c6b8"/>
    </style:style>
    <style:style style:name="P10" style:family="paragraph" style:parent-style-name="Text_20_body" style:list-style-name="L2">
      <style:text-properties officeooo:rsid="020350f7" officeooo:paragraph-rsid="02055662"/>
    </style:style>
    <style:style style:name="P11" style:family="paragraph" style:parent-style-name="Text_20_body" style:list-style-name="L2">
      <style:text-properties officeooo:rsid="00f8ba93" officeooo:paragraph-rsid="00f8ba93"/>
    </style:style>
    <style:style style:name="P12" style:family="paragraph" style:parent-style-name="Text_20_body" style:list-style-name="L2">
      <style:text-properties officeooo:rsid="00fbc506" officeooo:paragraph-rsid="00fbc506"/>
    </style:style>
    <style:style style:name="P13" style:family="paragraph" style:parent-style-name="Text_20_body" style:list-style-name="L3">
      <style:text-properties officeooo:paragraph-rsid="0138dba3"/>
    </style:style>
    <style:style style:name="P14" style:family="paragraph" style:parent-style-name="Text_20_body" style:list-style-name="L3">
      <style:text-properties officeooo:paragraph-rsid="0186b1fd"/>
    </style:style>
    <style:style style:name="P15" style:family="paragraph" style:parent-style-name="Text_20_body" style:list-style-name="L3">
      <style:text-properties officeooo:rsid="01e68c9b" officeooo:paragraph-rsid="01e68c9b"/>
    </style:style>
    <style:style style:name="P16" style:family="paragraph" style:parent-style-name="Text_20_body" style:list-style-name="L3">
      <style:text-properties officeooo:rsid="010af1c7" officeooo:paragraph-rsid="010af1c7"/>
    </style:style>
    <style:style style:name="P17" style:family="paragraph" style:parent-style-name="Text_20_body" style:list-style-name="L3">
      <style:text-properties officeooo:rsid="013192be" officeooo:paragraph-rsid="013192be"/>
    </style:style>
    <style:style style:name="P18" style:family="paragraph" style:parent-style-name="Text_20_body" style:list-style-name="L3">
      <style:text-properties officeooo:rsid="016a3bc8" officeooo:paragraph-rsid="016a3bc8"/>
    </style:style>
    <style:style style:name="P19" style:family="paragraph" style:parent-style-name="Text_20_body" style:list-style-name="L3">
      <style:text-properties officeooo:rsid="014d23a1" officeooo:paragraph-rsid="014d23a1"/>
    </style:style>
    <style:style style:name="P20" style:family="paragraph" style:parent-style-name="Text_20_body" style:list-style-name="L3">
      <style:text-properties officeooo:rsid="015bb759" officeooo:paragraph-rsid="015bb759"/>
    </style:style>
    <style:style style:name="P21" style:family="paragraph" style:parent-style-name="Text_20_body" style:list-style-name="L3">
      <style:text-properties officeooo:rsid="0166d163" officeooo:paragraph-rsid="0166d163"/>
    </style:style>
    <style:style style:name="P22" style:family="paragraph" style:parent-style-name="Text_20_body" style:list-style-name="L3">
      <style:text-properties officeooo:rsid="015f6484" officeooo:paragraph-rsid="015f6484"/>
    </style:style>
    <style:style style:name="P23" style:family="paragraph" style:parent-style-name="Text_20_body" style:list-style-name="L3">
      <style:text-properties officeooo:rsid="01469e3d" officeooo:paragraph-rsid="01469e3d"/>
    </style:style>
    <style:style style:name="P24" style:family="paragraph" style:parent-style-name="Text_20_body" style:list-style-name="L4">
      <style:text-properties officeooo:rsid="01ca8b33" officeooo:paragraph-rsid="01ca8b33"/>
    </style:style>
    <style:style style:name="P25" style:family="paragraph" style:parent-style-name="Text_20_body" style:list-style-name="L5">
      <style:text-properties officeooo:rsid="018bc1ca" officeooo:paragraph-rsid="018bc1ca"/>
    </style:style>
    <style:style style:name="P26" style:family="paragraph" style:parent-style-name="Text_20_body" style:list-style-name="L5">
      <style:text-properties officeooo:rsid="0194e3ff" officeooo:paragraph-rsid="0196ffc1"/>
    </style:style>
    <style:style style:name="P27" style:family="paragraph" style:parent-style-name="Text_20_body" style:list-style-name="L5">
      <style:text-properties officeooo:rsid="019e5556" officeooo:paragraph-rsid="019e5556"/>
    </style:style>
    <style:style style:name="P28" style:family="paragraph" style:parent-style-name="Text_20_body" style:list-style-name="L6">
      <style:text-properties officeooo:paragraph-rsid="01d1514e"/>
    </style:style>
    <style:style style:name="P29" style:family="paragraph" style:parent-style-name="Text_20_body" style:list-style-name="L6">
      <style:text-properties officeooo:rsid="01aa48e0" officeooo:paragraph-rsid="01aa48e0"/>
    </style:style>
    <style:style style:name="P30" style:family="paragraph" style:parent-style-name="Text_20_body" style:list-style-name="L6">
      <style:text-properties officeooo:rsid="01add078" officeooo:paragraph-rsid="01dacf06"/>
    </style:style>
    <style:style style:name="P31" style:family="paragraph" style:parent-style-name="Text_20_body" style:list-style-name="L6">
      <style:text-properties officeooo:rsid="01bedbcb" officeooo:paragraph-rsid="01bedbcb"/>
    </style:style>
    <style:style style:name="T1" style:family="text">
      <style:text-properties officeooo:rsid="00c587ae"/>
    </style:style>
    <style:style style:name="T2" style:family="text">
      <style:text-properties officeooo:rsid="00c90ecb"/>
    </style:style>
    <style:style style:name="T3" style:family="text">
      <style:text-properties officeooo:rsid="00d7ab77"/>
    </style:style>
    <style:style style:name="T4" style:family="text">
      <style:text-properties officeooo:rsid="00d8b945"/>
    </style:style>
    <style:style style:name="T5" style:family="text">
      <style:text-properties officeooo:rsid="00d8d9e6"/>
    </style:style>
    <style:style style:name="T6" style:family="text">
      <style:text-properties officeooo:rsid="00d97aa4"/>
    </style:style>
    <style:style style:name="T7" style:family="text">
      <style:text-properties officeooo:rsid="00d98517"/>
    </style:style>
    <style:style style:name="T8" style:family="text">
      <style:text-properties officeooo:rsid="00db020f"/>
    </style:style>
    <style:style style:name="T9" style:family="text">
      <style:text-properties officeooo:rsid="00ddd87d"/>
    </style:style>
    <style:style style:name="T10" style:family="text">
      <style:text-properties officeooo:rsid="00df2373"/>
    </style:style>
    <style:style style:name="T11" style:family="text">
      <style:text-properties officeooo:rsid="00e2bf0c"/>
    </style:style>
    <style:style style:name="T12" style:family="text">
      <style:text-properties officeooo:rsid="00e4b5cc"/>
    </style:style>
    <style:style style:name="T13" style:family="text">
      <style:text-properties officeooo:rsid="00e64902"/>
    </style:style>
    <style:style style:name="T14" style:family="text">
      <style:text-properties officeooo:rsid="00e69f5c"/>
    </style:style>
    <style:style style:name="T15" style:family="text">
      <style:text-properties officeooo:rsid="00e73618"/>
    </style:style>
    <style:style style:name="T16" style:family="text">
      <style:text-properties officeooo:rsid="00e867f6"/>
    </style:style>
    <style:style style:name="T17" style:family="text">
      <style:text-properties officeooo:rsid="00f46e5a"/>
    </style:style>
    <style:style style:name="T18" style:family="text">
      <style:text-properties officeooo:rsid="00f4d5d6"/>
    </style:style>
    <style:style style:name="T19" style:family="text">
      <style:text-properties officeooo:rsid="00f9e63d"/>
    </style:style>
    <style:style style:name="T20" style:family="text">
      <style:text-properties officeooo:rsid="00fee988"/>
    </style:style>
    <style:style style:name="T21" style:family="text">
      <style:text-properties officeooo:rsid="01053cea"/>
    </style:style>
    <style:style style:name="T22" style:family="text">
      <style:text-properties officeooo:rsid="01057bd7"/>
    </style:style>
    <style:style style:name="T23" style:family="text">
      <style:text-properties officeooo:rsid="01330831"/>
    </style:style>
    <style:style style:name="T24" style:family="text">
      <style:text-properties officeooo:rsid="013399a9"/>
    </style:style>
    <style:style style:name="T25" style:family="text">
      <style:text-properties officeooo:rsid="013460cc"/>
    </style:style>
    <style:style style:name="T26" style:family="text">
      <style:text-properties officeooo:rsid="01372d64"/>
    </style:style>
    <style:style style:name="T27" style:family="text">
      <style:text-properties officeooo:rsid="013b1579"/>
    </style:style>
    <style:style style:name="T28" style:family="text">
      <style:text-properties officeooo:rsid="013e9222"/>
    </style:style>
    <style:style style:name="T29" style:family="text">
      <style:text-properties officeooo:rsid="013f8dc6"/>
    </style:style>
    <style:style style:name="T30" style:family="text">
      <style:text-properties officeooo:rsid="01425a15"/>
    </style:style>
    <style:style style:name="T31" style:family="text">
      <style:text-properties officeooo:rsid="01461eeb"/>
    </style:style>
    <style:style style:name="T32" style:family="text">
      <style:text-properties officeooo:rsid="0148b5f1"/>
    </style:style>
    <style:style style:name="T33" style:family="text">
      <style:text-properties officeooo:rsid="01497507"/>
    </style:style>
    <style:style style:name="T34" style:family="text">
      <style:text-properties officeooo:rsid="0151cac8"/>
    </style:style>
    <style:style style:name="T35" style:family="text">
      <style:text-properties officeooo:rsid="01536f67"/>
    </style:style>
    <style:style style:name="T36" style:family="text">
      <style:text-properties officeooo:rsid="0155a7b9"/>
    </style:style>
    <style:style style:name="T37" style:family="text">
      <style:text-properties officeooo:rsid="01579bfc"/>
    </style:style>
    <style:style style:name="T38" style:family="text">
      <style:text-properties officeooo:rsid="01600ba0"/>
    </style:style>
    <style:style style:name="T39" style:family="text">
      <style:text-properties officeooo:rsid="0164ad3f"/>
    </style:style>
    <style:style style:name="T40" style:family="text">
      <style:text-properties officeooo:rsid="0168c9c8"/>
    </style:style>
    <style:style style:name="T41" style:family="text">
      <style:text-properties officeooo:rsid="016bfb81"/>
    </style:style>
    <style:style style:name="T42" style:family="text">
      <style:text-properties officeooo:rsid="016de5a9"/>
    </style:style>
    <style:style style:name="T43" style:family="text">
      <style:text-properties officeooo:rsid="0186b1fd"/>
    </style:style>
    <style:style style:name="T44" style:family="text">
      <style:text-properties officeooo:rsid="0188a1bf"/>
    </style:style>
    <style:style style:name="T45" style:family="text">
      <style:text-properties officeooo:rsid="0188efd8"/>
    </style:style>
    <style:style style:name="T46" style:family="text">
      <style:text-properties officeooo:rsid="018a6b47"/>
    </style:style>
    <style:style style:name="T47" style:family="text">
      <style:text-properties officeooo:rsid="018acb4e"/>
    </style:style>
    <style:style style:name="T48" style:family="text">
      <style:text-properties officeooo:rsid="018d0aab"/>
    </style:style>
    <style:style style:name="T49" style:family="text">
      <style:text-properties officeooo:rsid="018e7511"/>
    </style:style>
    <style:style style:name="T50" style:family="text">
      <style:text-properties officeooo:rsid="018f3486"/>
    </style:style>
    <style:style style:name="T51" style:family="text">
      <style:text-properties officeooo:rsid="0193995e"/>
    </style:style>
    <style:style style:name="T52" style:family="text">
      <style:text-properties officeooo:rsid="0195d574"/>
    </style:style>
    <style:style style:name="T53" style:family="text">
      <style:text-properties officeooo:rsid="0196ffc1"/>
    </style:style>
    <style:style style:name="T54" style:family="text">
      <style:text-properties officeooo:rsid="0198efcc"/>
    </style:style>
    <style:style style:name="T55" style:family="text">
      <style:text-properties officeooo:rsid="019ad9d3"/>
    </style:style>
    <style:style style:name="T56" style:family="text">
      <style:text-properties officeooo:rsid="019b2fec"/>
    </style:style>
    <style:style style:name="T57" style:family="text">
      <style:text-properties officeooo:rsid="019cccee"/>
    </style:style>
    <style:style style:name="T58" style:family="text">
      <style:text-properties officeooo:rsid="01a0100a"/>
    </style:style>
    <style:style style:name="T59" style:family="text">
      <style:text-properties officeooo:rsid="01a1ce6f"/>
    </style:style>
    <style:style style:name="T60" style:family="text">
      <style:text-properties officeooo:rsid="01a448db"/>
    </style:style>
    <style:style style:name="T61" style:family="text">
      <style:text-properties officeooo:rsid="01add078"/>
    </style:style>
    <style:style style:name="T62" style:family="text">
      <style:text-properties officeooo:rsid="01c79d92"/>
    </style:style>
    <style:style style:name="T63" style:family="text">
      <style:text-properties officeooo:rsid="01c84f74"/>
    </style:style>
    <style:style style:name="T64" style:family="text">
      <style:text-properties officeooo:rsid="01d4ab75"/>
    </style:style>
    <style:style style:name="T65" style:family="text">
      <style:text-properties officeooo:rsid="01d557e0"/>
    </style:style>
    <style:style style:name="T66" style:family="text">
      <style:text-properties officeooo:rsid="01d5cbc4"/>
    </style:style>
    <style:style style:name="T67" style:family="text">
      <style:text-properties officeooo:rsid="01d8d7fb"/>
    </style:style>
    <style:style style:name="T68" style:family="text">
      <style:text-properties officeooo:rsid="01e2ab44"/>
    </style:style>
    <style:style style:name="T69" style:family="text">
      <style:text-properties officeooo:rsid="01e3a723"/>
    </style:style>
    <style:style style:name="T70" style:family="text">
      <style:text-properties officeooo:rsid="01e59a30"/>
    </style:style>
    <style:style style:name="T71" style:family="text">
      <style:text-properties officeooo:rsid="01e85366"/>
    </style:style>
    <style:style style:name="T72" style:family="text">
      <style:text-properties officeooo:rsid="01e8d369"/>
    </style:style>
    <style:style style:name="T73" style:family="text">
      <style:text-properties officeooo:rsid="01ee70c0"/>
    </style:style>
    <style:style style:name="T74" style:family="text">
      <style:text-properties officeooo:rsid="01f09f0c"/>
    </style:style>
    <style:style style:name="T75" style:family="text">
      <style:text-properties officeooo:rsid="01f912f2"/>
    </style:style>
    <style:style style:name="T76" style:family="text">
      <style:text-properties officeooo:rsid="01fa4aad"/>
    </style:style>
    <style:style style:name="T77" style:family="text">
      <style:text-properties officeooo:rsid="00ee31ea"/>
    </style:style>
    <style:style style:name="T78" style:family="text">
      <style:text-properties officeooo:rsid="0203f593"/>
    </style:style>
    <style:style style:name="T79" style:family="text">
      <style:text-properties fo:font-weight="bold" officeooo:rsid="0134b680" style:font-weight-asian="bold" style:font-weight-complex="bold"/>
    </style:style>
    <style:style style:name="T80" style:family="text">
      <style:text-properties fo:font-weight="bold" officeooo:rsid="013460cc" style:font-weight-asian="bold" style:font-weight-complex="bold"/>
    </style:style>
    <style:style style:name="T81" style:family="text">
      <style:text-properties fo:font-weight="bold" officeooo:rsid="0186b1fd" style:font-weight-asian="bold" style:font-weight-complex="bold"/>
    </style:style>
    <style:style style:name="T82" style:family="text">
      <style:text-properties officeooo:rsid="020e3da0"/>
    </style:style>
    <style:style style:name="T83" style:family="text">
      <style:text-properties officeooo:rsid="021323e0"/>
    </style:style>
    <style:style style:name="T84" style:family="text">
      <style:text-properties officeooo:rsid="0214b93f"/>
    </style:style>
    <style:style style:name="T85" style:family="text">
      <style:text-properties officeooo:rsid="02150e10"/>
    </style:style>
    <style:style style:name="T86" style:family="text">
      <style:text-properties officeooo:rsid="0216579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erenciamento de configurações</text:h>
      <text:list text:style-name="L1">
        <text:list-item>
          <text:p text:style-name="P4">Separar o código da aplicação d<text:span text:style-name="T71">e</text:span> configuraç<text:span text:style-name="T72">ões</text:span> é uma boa prática uma vez que a configuração varia entre deplo<text:span text:style-name="T1">y </text:span><text:span text:style-name="T2">(especialmente entre diferentes ambientes como dev vs prd) enquanto o código não</text:span></text:p>
        </text:list-item>
        <text:list-item>
          <text:p text:style-name="P5">K8s permite fazer essa separação de duas formas, uma com ConfigMap para configurações que não guardam dados sensíveis e outra com Secrets para configurações com dados sensíveis</text:p>
        </text:list-item>
      </text:list>
      <text:h text:style-name="Heading_20_1" text:outline-level="1">ConfigMap</text:h>
      <text:list text:style-name="L2">
        <text:list-item>
          <text:p text:style-name="P6">Link <text:span text:style-name="T21">com</text:span> exemplo <text:span text:style-name="T22">de </text:span><text:a xlink:type="simple" xlink:href="https://github.com/marceloSantosC/go-containers/blob/master/k8s/configMap.yml" text:style-name="Internet_20_link" text:visited-style-name="Visited_20_Internet_20_Link"><text:span text:style-name="T22">ConfigMap</text:span></text:a><text:span text:style-name="T22"> e de </text:span><text:a xlink:type="simple" xlink:href="https://github.com/marceloSantosC/go-containers/blob/master/k8s/configMapPod.yml" text:style-name="Internet_20_link" text:visited-style-name="Visited_20_Internet_20_Link"><text:span text:style-name="T22">Pod usando config map</text:span></text:a></text:p>
        </text:list-item>
        <text:list-item>
          <text:p text:style-name="P7">É um objeto usado para guardar dados não sensíveis em formato de key/value <text:span text:style-name="T3">que pode</text:span><text:span text:style-name="T4">m</text:span><text:span text:style-name="T3"> ser </text:span><text:span text:style-name="T4">acessados</text:span><text:span text:style-name="T3"> po</text:span><text:span text:style-name="T4">r pods como variáveis de ambiente, </text:span><text:span text:style-name="T5">command-line args </text:span><text:span text:style-name="T18">(kubectl)</text:span><text:span text:style-name="T5"> ou arquivos de configurações </text:span><text:span text:style-name="T73">montados</text:span><text:span text:style-name="T5"> em um volume</text:span></text:p>
          <text:list>
            <text:list-item>
              <text:p text:style-name="P8"><text:span text:style-name="T9">Deve ser </text:span>usado para dados não sensíveis por não <text:span text:style-name="T6">prover nenhum tipo de </text:span><text:span text:style-name="T74">segurança</text:span><text:span text:style-name="T6"> para os dados, </text:span><text:span text:style-name="T7">ao contrário de secrets. </text:span></text:p>
            </text:list-item>
            <text:list-item>
              <text:p text:style-name="P8"><text:span text:style-name="T8">Também não é recomendad</text:span><text:span text:style-name="T10">o usar para guardar grandes volumes de dados (não pode exceder 1MiB de tamanho)</text:span></text:p>
            </text:list-item>
          </text:list>
        </text:list-item>
        <text:list-item>
          <text:p text:style-name="P9">Diferente de outros objetos não possui um campo spec, mas <text:span text:style-name="T11">campos</text:span> data <text:span text:style-name="T15">(UTF-8 strings)</text:span> e binaryData <text:span text:style-name="T16">(base64 strings e dados </text:span><text:span text:style-name="T76">em </text:span><text:span text:style-name="T75">binário</text:span><text:span text:style-name="T16">)</text:span> <text:span text:style-name="T12">que aceitam </text:span><text:span text:style-name="T13">um array </text:span><text:span text:style-name="T14">de</text:span><text:span text:style-name="T12"> key/values</text:span></text:p>
          <text:list>
            <text:list-item>
              <text:p text:style-name="P10">As keys devem usar somente <text:span text:style-name="T77">“-”, “_”, “.” </text:span>e <text:span text:style-name="T77">alfanuméricos </text:span>em name para que sejam válida<text:span text:style-name="T78">s </text:span><text:span text:style-name="T17">e </text:span><text:span text:style-name="T84">keys declaradas </text:span><text:span text:style-name="T85">em</text:span><text:span text:style-name="T17"> data não podem ser redeclaradas em binaryData </text:span><text:span text:style-name="T86">e vice-versa</text:span></text:p>
            </text:list-item>
          </text:list>
        </text:list-item>
        <text:list-item>
          <text:p text:style-name="P11">Quando um ConfigMap é montado em um arquivo esse arquivo é atualizado automaticamente quando os valores d<text:span text:style-name="T19">o</text:span> ConfigMap mudam</text:p>
        </text:list-item>
        <text:list-item>
          <text:p text:style-name="P12">ConfigMaps podem ser declarados como imutáveis, isso <text:span text:style-name="T20">impossibilita</text:span> mudar valores que não deveriam ser mudados e melhora o desempenho do cluster uma vez que não é necessários ter watchers para config maps imutáveis</text:p>
        </text:list-item>
      </text:list>
      <text:h text:style-name="Heading_20_1" text:outline-level="1">Secrets</text:h>
      <text:list text:style-name="L3">
        <text:list-item>
          <text:p text:style-name="P15"><text:a xlink:type="simple" xlink:href="https://github.com/marceloSantosC/go-containers/blob/master/k8s/secrets.yml" text:style-name="Internet_20_link" text:visited-style-name="Visited_20_Internet_20_Link">Link</text:a> com exemplo de arquivo</text:p>
        </text:list-item>
        <text:list-item>
          <text:p text:style-name="P16">É um objeto que contém pequenas quantidades de dados sensíveis como senhas, tokens, api keys, etc. <text:span text:style-name="T62">São declarados de maneira similar a config </text:span><text:span text:style-name="T63">m</text:span><text:span text:style-name="T62">aps, mas armazenado no etcd (onde podem ser criptografados) e somente usuários com permissões corretas podem acessá-los</text:span></text:p>
        </text:list-item>
        <text:list-item>
          <text:p text:style-name="P17"><text:soft-page-break/>Secrets podem ser usados para setar variáveis de ambiente para um container, <text:span text:style-name="T23">prover credenciais como chaves SSH e senhas para pods e </text:span><text:span text:style-name="T24">permitir que kubectl faça pull de imagens em repositórios privados</text:span></text:p>
          <text:list>
            <text:list-item>
              <text:p text:style-name="P18">São lidos da mesma forma que config maps, por meio de arquivos <text:span text:style-name="T41">ou variáveis de ambiente</text:span></text:p>
            </text:list-item>
          </text:list>
        </text:list-item>
        <text:list-item>
          <text:p text:style-name="P19">O objeto do tipo Secret é similar a config map, os valores do secret são colocados dentro de um atributo data <text:span text:style-name="T34">que </text:span><text:span text:style-name="T36">guarda </text:span><text:span text:style-name="T37">um conjunto</text:span><text:span text:style-name="T34"> </text:span><text:span text:style-name="T35">key/value com valores</text:span><text:span text:style-name="T34"> em base64</text:span></text:p>
          <text:list>
            <text:list-item>
              <text:p text:style-name="P20">Assim como em config maps as keys devem ser únicas e seguir os mesmos padrões de nomenclatura</text:p>
            </text:list-item>
            <text:list-item>
              <text:p text:style-name="P21">Além de data existe um atributo stringData, que permite passar valores sem base64 (esses valores são convertidos em base64 pelo K8s <text:span text:style-name="T40">automaticamente</text:span>). <text:span text:style-name="T42">O valor em stringData sobrescreve o de data em caso de colisão de keys</text:span></text:p>
            </text:list-item>
            <text:list-item>
              <text:p text:style-name="P22"><text:span text:style-name="T38">Quando usadas </text:span><text:span text:style-name="T39">como</text:span><text:span text:style-name="T38"> arquivos, p</text:span>ara cada key é criado um arquivo de mesmo nome no volume usado para guardar o secret</text:p>
            </text:list-item>
          </text:list>
        </text:list-item>
        <text:list-item>
          <text:p text:style-name="P13"><text:span text:style-name="T79">D</text:span><text:span text:style-name="T80">otfiles</text:span><text:span text:style-name="T25">: </text:span><text:span text:style-name="T26">São arquivos ou entradas </text:span><text:span text:style-name="T28">em secrets </text:span><text:span text:style-name="T26">com o nome iniciado em . (Ex: .</text:span>mysecret<text:span text:style-name="T26">), </text:span><text:span text:style-name="T27">que são tratados como </text:span><text:span text:style-name="T30">arquivos</text:span><text:span text:style-name="T27"> ocultos </text:span><text:span text:style-name="T29">em Unix/Linux. </text:span><text:span text:style-name="T31">Não há nenhum tratamento especial para dotfiles em K8s, apenas no SO</text:span></text:p>
          <text:list>
            <text:list-item>
              <text:p text:style-name="P23">A utilidade é para questões de nomenclatura, <text:span text:style-name="T32">também deve-se atentar a não criar dotfiles com o mesmo nome de arquivos do </text:span><text:span text:style-name="T33">sistema</text:span></text:p>
            </text:list-item>
          </text:list>
        </text:list-item>
        <text:list-item>
          <text:p text:style-name="P14"><text:span text:style-name="T81">Type</text:span><text:span text:style-name="T43">: O atributo opcional type é usado para </text:span><text:span text:style-name="T44">facilitar o gerenciamento de secrets, </text:span><text:span text:style-name="T45">ele pode </text:span><text:span text:style-name="T46">ter </text:span><text:span text:style-name="T45">vários valores </text:span><text:span text:style-name="T46">definidos em </text:span><text:a xlink:type="simple" xlink:href="https://kubernetes.io/docs/concepts/configuration/secret/#secret-types" text:style-name="Internet_20_link" text:visited-style-name="Visited_20_Internet_20_Link"><text:span text:style-name="T46">tipos de secret</text:span></text:a><text:span text:style-name="T46">, </text:span><text:span text:style-name="T47">também é possível criar um tipo custom</text:span></text:p>
        </text:list-item>
      </text:list>
      <text:h text:style-name="Heading_20_2" text:outline-level="2">Boas práticas com secrets</text:h>
      <text:list text:style-name="L4">
        <text:list-item>
          <text:p text:style-name="P24">A boa prática mais importante é não compartilhar o manifest (arquivo yaml) que declara os secrets e usar ferramentas (ex: sealed-secrets) para proteger os secrets <text:span text:style-name="T82">declarados </text:span><text:span text:style-name="T70">em </text:span>arquivos manifest</text:p>
        </text:list-item>
      </text:list>
      <text:h text:style-name="Heading_20_3" text:outline-level="3">Encrypt At Rest</text:h>
      <text:list text:style-name="L5">
        <text:list-item>
          <text:p text:style-name="P25"><text:span text:style-name="T49">Por padrão os dados salvos no etcd não são criptografados, </text:span><text:span text:style-name="T50">apenas armazenados em base64</text:span><text:span text:style-name="T49">, a f</text:span>eature <text:span text:style-name="T49">encrypt at rest</text:span> permite <text:span text:style-name="T48">criptografar </text:span><text:span text:style-name="T51">os dados garantindo a segurança de secrets e outros dados sensíveis</text:span></text:p>
        </text:list-item>
        <text:list-item>
          <text:p text:style-name="P26">Vários <text:span text:style-name="T58">algorítimos</text:span> de criptografia são suportados, <text:span text:style-name="T60">a chave e o algoritimo</text:span><text:span text:style-name="T59"> são</text:span> configurado<text:span text:style-name="T59">s</text:span> no kube-apiserver. <text:span text:style-name="T57">Também é possível fazer uma rotação de chaves de cripto</text:span></text:p>
        </text:list-item>
        <text:list-item>
          <text:p text:style-name="P26"><text:span text:style-name="T53">No caso de secrets o</text:span><text:span text:style-name="T52">s dados são criptografados </text:span><text:span text:style-name="T53">antes de serem armazenados e quando </text:span><text:span text:style-name="T56">solicitados</text:span><text:span text:style-name="T54"> eles são descriptografados </text:span><text:span text:style-name="T55">antes de serem enviados ao client</text:span></text:p>
          <text:list>
            <text:list-item>
              <text:p text:style-name="P27"><text:soft-page-break/>Essa feature não lida com a proteção dos dados em trânsito, apenas enquanto salvos, por isso o nome at rest. <text:span text:style-name="T69">TLS deve ser usado para cobrir esses casos</text:span></text:p>
            </text:list-item>
          </text:list>
        </text:list-item>
      </text:list>
      <text:h text:style-name="P3" text:outline-level="3">Princípio de least-privilege</text:h>
      <text:list text:style-name="L6">
        <text:list-item>
          <text:p text:style-name="P29">O mecanismo de controle de acesso deve ser configurado para dar o menor acesso possível, isso é:</text:p>
          <text:list>
            <text:list-item>
              <text:p text:style-name="P28"><text:span text:style-name="T61">Para pods, dê apenas </text:span><text:span text:style-name="T65">a permissão </text:span><text:span text:style-name="T61">get. </text:span><text:span text:style-name="T64">N</text:span><text:span text:style-name="T61">ão </text:span><text:span text:style-name="T64">dê </text:span><text:span text:style-name="T66">as permissões</text:span><text:span text:style-name="T61"> list ou watch </text:span><text:span text:style-name="T67">a</text:span><text:span text:style-name="T61"> </text:span>não ser que estritamente necessário, para evitar vazamentos acidentais. </text:p>
            </text:list-item>
            <text:list-item>
              <text:p text:style-name="P30">Limite o acesso ao etcd apenas para administradores.</text:p>
            </text:list-item>
            <text:list-item>
              <text:p text:style-name="P30">Garanta que apenas containers que precisam de um Secret tenham acesso a ele (via volume ou variável de ambiente).</text:p>
            </text:list-item>
            <text:list-item>
              <text:p text:style-name="P31">Quando um container acessa um <text:span text:style-name="Emphasis">Secret</text:span>, ele se torna responsável por protegê-lo. Isso inclui evitar logar ou compartilhar os dados <text:span text:style-name="T68">sem necessidade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22:01:48.326000000</meta:creation-date>
    <meta:editing-duration>PT5H40M30S</meta:editing-duration>
    <meta:editing-cycles>247</meta:editing-cycles>
    <meta:generator>LibreOffice/7.5.1.2$Windows_X86_64 LibreOffice_project/fcbaee479e84c6cd81291587d2ee68cba099e129</meta:generator>
    <dc:title>default</dc:title>
    <dc:date>2025-01-22T21:27:55.031000000</dc:date>
    <meta:document-statistic meta:table-count="0" meta:image-count="0" meta:object-count="0" meta:page-count="3" meta:paragraph-count="37" meta:word-count="808" meta:character-count="4777" meta:non-whitespace-character-count="4035"/>
    <meta:template xlink:type="simple" xlink:actuate="onRequest" xlink:title="default" xlink:href="../../../../../Users/PC/AppData/Roaming/LibreOffice/4/user/template/default.ott" meta:date="2024-12-12T22:01:48.145000000"/>
  </office:meta>
</office:document-meta>
</file>